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f4da" officeooo:paragraph-rsid="001cf4da"/>
    </style:style>
    <style:style style:name="T1" style:family="text">
      <style:text-properties officeooo:rsid="002297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this assignment I learned several new things. <text:s/>I learned to use code academy, git hub, and jautodocs. <text:s text:c="2"/>I feel that I have a much better grasp on eclipse after completing this assignment as well. <text:s/>I also learned some new java formatting guidelines such as using underscores in private variables.</text:span></text:p>
      <text:p text:style-name="P1"/>
      <text:p text:style-name="P1"><text:tab/><text:span text:style-name="T1">Getting through the Fortran was quite an experience. <text:s/>I have never dealt with a language that was that old before. <text:s/>I found it very interested and thoroughly enjoyed it.</text:span></text:p>
      <text:p text:style-name="P1"/>
      <text:p text:style-name="P1"><text:tab/><text:span text:style-name="T1">When it came to reengineer the code I found that it didn't quite match up to the documentation. <text:s/>In cases when the code and the documentation differed, I tried to stay true to the documentation. <text:s/>I did this because I figured the documentation was how they thought the code worked so it should probably work that way. <text:s/>The two biggest examples of differences are: the fine fuel limit being 33 in the flow chart and 30 in the code, and both BUI and timber spread index are zero in the flow chart trigger but in the code they both need to be greater than zero for the same trigger. This of course means if one is zero in the code it fails but both need to be zero in the flow chart for the same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21:28:26.966000000</meta:creation-date>
    <dc:date>2016-02-24T23:39:26.296000000</dc:date>
    <meta:editing-duration>PT1M41S</meta:editing-duration>
    <meta:editing-cycles>5</meta:editing-cycles>
    <meta:generator>LibreOffice/4.2.6.3$Windows_x86 LibreOffice_project/3fd416d4c6db7d3204c17ce57a1d70f6e531ee21</meta:generator>
    <meta:document-statistic meta:table-count="0" meta:image-count="0" meta:object-count="0" meta:page-count="1" meta:paragraph-count="3" meta:word-count="215" meta:character-count="1170" meta:non-whitespace-character-count="946"/>
  </office:meta>
</office:document-meta>
</file>